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5.715cm"/>
    </style:style>
    <style:style style:name="gr2" style:family="graphic" style:parent-style-name="standard" style:list-style-name="L3">
      <style:graphic-properties draw:stroke="none" svg:stroke-color="#000000" draw:fill="none" draw:fill-color="#ffffff" fo:min-height="8.608cm"/>
    </style:style>
    <style:style style:name="gr3" style:family="graphic" style:parent-style-name="standard">
      <style:graphic-properties svg:stroke-width="0.025cm" draw:marker-start-width="0.33cm" draw:marker-end-width="0.33cm" draw:textarea-horizontal-align="center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draw:fill-color="#000000" draw:textarea-horizontal-align="center" draw:textarea-vertical-align="middle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width="true" fo:min-height="0.635cm" fo:padding-top="0cm" fo:padding-bottom="0cm" fo:padding-left="0cm" fo:padding-right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width="0.025cm" svg:stroke-color="#000000" draw:marker-start-width="0.33cm" draw:marker-end-width="0.33cm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width="0.025cm" draw:marker-start-width="0.33cm" draw:marker-end-width="0.33cm" draw:fill-color="#ff0000" draw:textarea-horizontal-align="center" draw:textarea-vertical-align="middle" fo:padding-top="0.137cm" fo:padding-bottom="0.137cm" fo:padding-left="0.262cm" fo:padding-right="0.262cm"/>
    </style:style>
    <style:style style:name="gr10" style:family="graphic" style:parent-style-name="standard">
      <style:graphic-properties svg:stroke-width="0.025cm" draw:marker-start-width="0.33cm" draw:marker-end-width="0.33cm" draw:fill-color="#99ccff" draw:textarea-horizontal-align="center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draw:stroke="dash" draw:stroke-dash="Ultrafine_20_Dashed" svg:stroke-width="0.025cm" draw:marker-start-width="0.33cm" draw:marker-end="Dimension_20_Lines" draw:marker-end-width="0.33cm" draw:textarea-horizontal-align="center" draw:textarea-vertical-align="middle" fo:padding-top="0.137cm" fo:padding-bottom="0.137cm" fo:padding-left="0.262cm" fo:padding-right="0.262cm"/>
    </style:style>
    <style:style style:name="gr12" style:family="graphic" style:parent-style-name="standard">
      <style:graphic-properties draw:stroke="solid" svg:stroke-width="0.025cm" svg:stroke-color="#000000" draw:marker-start-width="0.33cm" draw:marker-end-width="0.33cm" draw:fill="none" draw:fill-color="#ffffff" draw:auto-grow-height="true" draw:auto-grow-width="true" fo:min-height="0.157cm" fo:padding-top="0.012cm" fo:padding-bottom="0.012cm" fo:padding-left="0.012cm" fo:padding-right="0.012cm"/>
    </style:style>
    <style:style style:name="gr13" style:family="graphic" style:parent-style-name="standard">
      <style:graphic-properties draw:stroke="dash" draw:stroke-dash="Ultrafine_20_Dashed" svg:stroke-width="0.025cm" draw:marker-start-width="0.33cm" draw:marker-end="" draw:marker-end-width="0.33cm" draw:textarea-horizontal-align="center" draw:textarea-vertical-align="middle" fo:padding-top="0.137cm" fo:padding-bottom="0.137cm" fo:padding-left="0.262cm" fo:padding-right="0.262cm"/>
    </style:style>
    <style:style style:name="gr14" style:family="graphic" style:parent-style-name="standard">
      <style:graphic-properties draw:stroke="solid" svg:stroke-width="0.025cm" svg:stroke-color="#000000" draw:marker-start-width="0.33cm" draw:marker-end-width="0.33cm" draw:fill="solid" draw:fill-color="#ffffff" draw:auto-grow-height="true" draw:auto-grow-width="true" fo:min-height="0.157cm" fo:padding-top="0.012cm" fo:padding-bottom="0.012cm" fo:padding-left="0.012cm" fo:padding-right="0.012cm"/>
    </style:style>
    <style:style style:name="P1" style:family="paragraph">
      <style:paragraph-properties fo:margin-left="0.635cm" fo:margin-right="0cm" fo:margin-top="0cm" fo:margin-bottom="0cm" fo:text-indent="-0.61cm">
        <style:tab-stops/>
      </style:paragraph-properties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family="'URW Bookman L'" style:font-pitch="variable" fo:font-size="8pt" fo:font-weight="normal"/>
    </style:style>
    <style:style style:name="P6" style:family="paragraph">
      <style:text-properties fo:font-size="10pt"/>
    </style:style>
    <style:style style:name="P7" style:family="paragraph">
      <style:paragraph-properties fo:margin-left="0cm" fo:margin-right="0cm" fo:text-indent="0cm"/>
      <style:text-properties fo:font-size="10pt"/>
    </style:style>
    <style:style style:name="T1" style:family="text">
      <style:text-properties fo:font-family="'Courier New'" style:font-family-generic="modern" style:font-pitch="fixed" fo:font-size="8pt"/>
    </style:style>
    <style:style style:name="T2" style:family="text">
      <style:text-properties fo:font-family="'Courier New'" style:font-family-generic="modern" style:font-pitch="fixed" fo:font-size="3pt"/>
    </style:style>
    <style:style style:name="T3" style:family="text">
      <style:text-properties fo:font-family="'Courier New'" style:font-family-generic="modern" style:font-pitch="fixed" fo:font-size="2pt"/>
    </style:style>
    <style:style style:name="T4" style:family="text">
      <style:text-properties fo:font-family="'URW Bookman L'" style:font-pitch="variable" fo:font-size="8pt" fo:font-weight="normal"/>
    </style:style>
    <style:style style:name="T5" style:family="text">
      <style:text-properties fo:font-size="10pt"/>
    </style:style>
    <text:list-style style:name="L1">
      <text:list-level-style-bullet text:level="1" text:bullet-char="●">
        <style:list-level-properties text:space-before="0.025cm" text:min-label-width="0.6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025cm" text:min-label-width="0.61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8.572cm" svg:height="7.259cm" svg:x="0.635cm" svg:y="4.185cm">
          <draw:text-box>
            <text:p text:style-name="P1"><text:span text:style-name="T1">&lt;XCEDE xmlns="http://www.xcede.org/xcede-2" xmlns:xsi='http://www.w3.org/2001/XMLSchema-instance'&gt;</text:span></text:p>
            <text:p text:style-name="P1"><text:span text:style-name="T1"><text:s/></text:span><text:span text:style-name="T1">&lt;acquisition ID="behavioral" projectID="A" subjectID="1" visitID="1" studyID="MR" episodeID="task run 1"&gt;</text:span></text:p>
            <text:p text:style-name="P1"><text:span text:style-name="T1"><text:s text:c="2"/></text:span><text:span text:style-name="T1">&lt;dataRef ID="my_events" /&gt;</text:span></text:p>
            <text:p text:style-name="P1"><text:span text:style-name="T1"><text:s/></text:span><text:span text:style-name="T1">&lt;/acqusisition&gt;</text:span></text:p>
            <text:p text:style-name="P1"><text:span text:style-name="T1"><text:s/></text:span><text:span text:style-name="T1">&lt;data ID="my_events" xsi:type="events_t"&gt;</text:span></text:p>
            <text:p text:style-name="P1"><text:span text:style-name="T2"/></text:p>
            <text:p text:style-name="P1"><text:span text:style-name="T1"><text:s text:c="2"/></text:span><text:span text:style-name="T1">&lt;event type="visual"&gt;</text:span></text:p>
            <text:p text:style-name="P1"><text:span text:style-name="T1"><text:s text:c="3"/></text:span><text:span text:style-name="T1">&lt;onset&gt;0&lt;/onset&gt;</text:span></text:p>
            <text:p text:style-name="P1"><text:span text:style-name="T1"><text:s text:c="3"/></text:span><text:span text:style-name="T1">&lt;duration&gt;2&lt;/duration&gt;</text:span></text:p>
            <text:p text:style-name="P1"><text:span text:style-name="T1"><text:s text:c="3"/></text:span><text:span text:style-name="T1">&lt;value name="shape"&gt;square&lt;/value&gt;</text:span></text:p>
            <text:p text:style-name="P1"><text:span text:style-name="T1"><text:s text:c="3"/></text:span><text:span text:style-name="T1">&lt;value name="shapecolor"&gt;red&lt;/value&gt;</text:span></text:p>
            <text:p text:style-name="P1"><text:span text:style-name="T1"><text:s text:c="2"/></text:span><text:span text:style-name="T1">&lt;/event&gt;</text:span></text:p>
            <text:p text:style-name="P1"><text:span text:style-name="T2"/></text:p>
            <text:p text:style-name="P1"><text:span text:style-name="T1"><text:s text:c="2"/></text:span><text:span text:style-name="T1">&lt;event type="visual"&gt;</text:span></text:p>
            <text:p text:style-name="P1"><text:span text:style-name="T1"><text:s text:c="3"/></text:span><text:span text:style-name="T1">&lt;onset&gt;2.5&lt;/onset&gt;</text:span></text:p>
            <text:p text:style-name="P1"><text:span text:style-name="T1"><text:s text:c="3"/></text:span><text:span text:style-name="T1">&lt;duration&gt;2&lt;/duration&gt;</text:span></text:p>
            <text:p text:style-name="P1"><text:span text:style-name="T1"><text:s text:c="3"/></text:span><text:span text:style-name="T1">&lt;value name="shape"&gt;square&lt;/value&gt;</text:span></text:p>
            <text:p text:style-name="P1"><text:span text:style-name="T1"><text:s text:c="3"/></text:span><text:span text:style-name="T1">&lt;value name="shapecolor"&gt;blue&lt;/value&gt;</text:span></text:p>
            <text:p text:style-name="P1"><text:span text:style-name="T1"><text:s text:c="2"/></text:span><text:span text:style-name="T1">&lt;/event&gt;</text:span></text:p>
          </draw:text-box>
        </draw:frame>
        <draw:frame draw:style-name="gr2" draw:text-style-name="P1" draw:layer="layout" svg:width="6.985cm" svg:height="8.858cm" svg:x="9.525cm" svg:y="3.95cm">
          <draw:text-box>
            <text:p text:style-name="P1"><text:span text:style-name="T1"><text:s text:c="2"/></text:span><text:span text:style-name="T1">&lt;event type="audio"&gt;</text:span></text:p>
            <text:p text:style-name="P1"><text:span text:style-name="T1"><text:s text:c="3"/></text:span><text:span text:style-name="T1">&lt;onset&gt;0.5&lt;/onset&gt;</text:span></text:p>
            <text:p text:style-name="P1"><text:span text:style-name="T1"><text:s text:c="3"/></text:span><text:span text:style-name="T1">&lt;duration&gt;1.4&lt;/onset&gt;</text:span></text:p>
            <text:p text:style-name="P1"><text:span text:style-name="T1"><text:s text:c="3"/></text:span><text:span text:style-name="T1">&lt;value name="frequency"&gt;low&lt;/value&gt;</text:span></text:p>
            <text:p text:style-name="P1"><text:span text:style-name="T1"><text:s text:c="2"/></text:span><text:span text:style-name="T1">&lt;/event&gt;</text:span></text:p>
            <text:p text:style-name="P1"><text:span text:style-name="T3"/></text:p>
            <text:p text:style-name="P1"><text:span text:style-name="T1"><text:s text:c="2"/></text:span><text:span text:style-name="T1">&lt;event type="audio"&gt;</text:span></text:p>
            <text:p text:style-name="P1"><text:span text:style-name="T1"><text:s text:c="3"/></text:span><text:span text:style-name="T1">&lt;onset&gt;2.0&lt;/onset&gt;</text:span></text:p>
            <text:p text:style-name="P1"><text:span text:style-name="T1"><text:s text:c="3"/></text:span><text:span text:style-name="T1">&lt;duration&gt;1.4&lt;/onset&gt;</text:span></text:p>
            <text:p text:style-name="P1"><text:span text:style-name="T1"><text:s text:c="3"/></text:span><text:span text:style-name="T1">&lt;value name="frequency"&gt;low&lt;/value&gt;</text:span></text:p>
            <text:p text:style-name="P1"><text:span text:style-name="T1"><text:s text:c="2"/></text:span><text:span text:style-name="T1">&lt;/event&gt;</text:span></text:p>
            <text:p text:style-name="P1"><text:span text:style-name="T3"/></text:p>
            <text:p text:style-name="P1"><text:span text:style-name="T1"><text:s text:c="2"/></text:span><text:span text:style-name="T1">&lt;event type="audio"&gt;</text:span></text:p>
            <text:p text:style-name="P1"><text:span text:style-name="T1"><text:s text:c="3"/></text:span><text:span text:style-name="T1">&lt;onset&gt;3.5&lt;/onset&gt;</text:span></text:p>
            <text:p text:style-name="P1"><text:span text:style-name="T1"><text:s text:c="3"/></text:span><text:span text:style-name="T1">&lt;duration&gt;1.4&lt;/onset&gt;</text:span></text:p>
            <text:p text:style-name="P1"><text:span text:style-name="T1"><text:s text:c="3"/></text:span><text:span text:style-name="T1">&lt;value name="frequency"&gt;high&lt;/value&gt;</text:span></text:p>
            <text:p text:style-name="P1"><text:span text:style-name="T1"><text:s text:c="2"/></text:span><text:span text:style-name="T1">&lt;/event&gt;</text:span></text:p>
            <text:p text:style-name="P1"><text:span text:style-name="T3"/></text:p>
            <text:p text:style-name="P1"><text:span text:style-name="T1"><text:s text:c="2"/></text:span><text:span text:style-name="T1">&lt;event type="response"&gt;</text:span></text:p>
            <text:p text:style-name="P1"><text:span text:style-name="T1"><text:s text:c="3"/></text:span><text:span text:style-name="T1">&lt;onset&gt;3.6&lt;/onset&gt;</text:span></text:p>
            <text:p text:style-name="P1"><text:span text:style-name="T1"><text:s text:c="3"/></text:span><text:span text:style-name="T1">&lt;value name="button"&gt;1&lt;/value&gt;</text:span></text:p>
            <text:p text:style-name="P1"><text:span text:style-name="T1"><text:s text:c="2"/></text:span><text:span text:style-name="T1">&lt;/event&gt;</text:span></text:p>
            <text:p text:style-name="P1"><text:span text:style-name="T1"><text:s text:c="2"/></text:span><text:span text:style-name="T1">&lt;-- ... --&gt;</text:span></text:p>
            <text:p text:style-name="P1"><text:span text:style-name="T1"><text:s/></text:span><text:span text:style-name="T1">&lt;/data&gt;</text:span></text:p>
            <text:p text:style-name="P1"><text:span text:style-name="T1">&lt;/XCEDE&gt;</text:span></text:p>
            <text:p text:style-name="P1"><text:span text:style-name="T1"/></text:p>
          </draw:text-box>
        </draw:frame>
        <draw:line draw:style-name="gr3" draw:text-style-name="P3" draw:layer="layout" svg:x1="0cm" svg:y1="4.05cm" svg:x2="16.51cm" svg:y2="4.05cm">
          <text:p text:style-name="P2"/>
        </draw:line>
        <draw:g>
          <draw:ellipse draw:style-name="gr4" draw:text-style-name="P3" draw:layer="layout" svg:width="0.206cm" svg:height="0.106cm" draw:transform="rotate (0.260228591472305) translate (6.831cm 0.573cm)">
            <text:p text:style-name="P2"/>
          </draw:ellipse>
          <draw:line draw:style-name="gr3" draw:text-style-name="P3" draw:layer="layout" svg:x1="6.844cm" svg:y1="0.608cm" svg:x2="6.843cm" svg:y2="1.093cm">
            <text:p text:style-name="P2"/>
          </draw:line>
          <draw:custom-shape draw:style-name="gr5" draw:text-style-name="P3" draw:layer="layout" svg:width="0.251cm" svg:height="0.206cm" draw:transform="rotate (1.5707963267946) translate (6.84cm 1.141cm)">
            <text:p text:style-name="P2"/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14920.698254364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line draw:style-name="gr3" draw:text-style-name="P3" draw:layer="layout" svg:x1="2.541cm" svg:y1="0.97cm" svg:x2="15.239cm" svg:y2="0.97cm">
          <text:p text:style-name="P2"/>
        </draw:line>
        <draw:line draw:style-name="gr3" draw:text-style-name="P3" draw:layer="layout" svg:x1="2.545cm" svg:y1="3.425cm" svg:x2="15.24cm" svg:y2="3.425cm">
          <text:p text:style-name="P2"/>
        </draw:line>
        <draw:line draw:style-name="gr3" draw:text-style-name="P3" draw:layer="layout" svg:x1="2.54cm" svg:y1="3.262cm" svg:x2="2.54cm" svg:y2="3.58cm">
          <text:p text:style-name="P2"/>
        </draw:line>
        <draw:frame draw:style-name="gr6" draw:text-style-name="P5" draw:layer="layout" svg:width="0.785cm" svg:height="0.635cm" svg:x="1.647cm" svg:y="0.352cm">
          <draw:text-box>
            <text:p text:style-name="P4"><text:span text:style-name="T4">HIGH</text:span></text:p>
          </draw:text-box>
        </draw:frame>
        <draw:frame draw:style-name="gr6" draw:text-style-name="P5" draw:layer="layout" svg:width="0.671cm" svg:height="0.635cm" svg:x="1.704cm" svg:y="0.753cm">
          <draw:text-box>
            <text:p text:style-name="P4"><text:span text:style-name="T4">LOW</text:span></text:p>
          </draw:text-box>
        </draw:frame>
        <draw:frame draw:style-name="gr7" draw:text-style-name="P6" draw:layer="layout" svg:width="1.552cm" svg:height="0.645cm" svg:x="0.217cm" svg:y="0.47cm">
          <draw:text-box>
            <text:p text:style-name="P2"><text:span text:style-name="T5">Tones:</text:span></text:p>
          </draw:text-box>
        </draw:frame>
        <draw:frame draw:style-name="gr8" draw:text-style-name="P7" draw:layer="layout" svg:width="1.759cm" svg:height="0.645cm" svg:x="0.218cm" svg:y="1.471cm">
          <draw:text-box>
            <text:p text:style-name="P2"><text:span text:style-name="T5">Shapes:</text:span></text:p>
          </draw:text-box>
        </draw:frame>
        <draw:line draw:style-name="gr3" draw:text-style-name="P3" draw:layer="layout" svg:x1="5.08cm" svg:y1="3.262cm" svg:x2="5.08cm" svg:y2="3.58cm">
          <text:p text:style-name="P2"/>
        </draw:line>
        <draw:line draw:style-name="gr3" draw:text-style-name="P3" draw:layer="layout" svg:x1="7.62cm" svg:y1="3.262cm" svg:x2="7.62cm" svg:y2="3.58cm">
          <text:p text:style-name="P2"/>
        </draw:line>
        <draw:line draw:style-name="gr3" draw:text-style-name="P3" draw:layer="layout" svg:x1="10.16cm" svg:y1="3.262cm" svg:x2="10.16cm" svg:y2="3.58cm">
          <text:p text:style-name="P2"/>
        </draw:line>
        <draw:line draw:style-name="gr3" draw:text-style-name="P3" draw:layer="layout" svg:x1="12.7cm" svg:y1="3.262cm" svg:x2="12.7cm" svg:y2="3.58cm">
          <text:p text:style-name="P2"/>
        </draw:line>
        <draw:line draw:style-name="gr3" draw:text-style-name="P3" draw:layer="layout" svg:x1="13.97cm" svg:y1="3.262cm" svg:x2="13.97cm" svg:y2="3.58cm">
          <text:p text:style-name="P2"/>
        </draw:line>
        <draw:line draw:style-name="gr3" draw:text-style-name="P3" draw:layer="layout" svg:x1="3.81cm" svg:y1="3.262cm" svg:x2="3.81cm" svg:y2="3.58cm">
          <text:p text:style-name="P2"/>
        </draw:line>
        <draw:line draw:style-name="gr3" draw:text-style-name="P3" draw:layer="layout" svg:x1="6.35cm" svg:y1="3.262cm" svg:x2="6.35cm" svg:y2="3.58cm">
          <text:p text:style-name="P2"/>
        </draw:line>
        <draw:line draw:style-name="gr3" draw:text-style-name="P3" draw:layer="layout" svg:x1="8.89cm" svg:y1="3.262cm" svg:x2="8.89cm" svg:y2="3.58cm">
          <text:p text:style-name="P2"/>
        </draw:line>
        <draw:line draw:style-name="gr3" draw:text-style-name="P3" draw:layer="layout" svg:x1="11.43cm" svg:y1="3.262cm" svg:x2="11.43cm" svg:y2="3.58cm">
          <text:p text:style-name="P2"/>
        </draw:line>
        <draw:line draw:style-name="gr3" draw:text-style-name="P3" draw:layer="layout" svg:x1="15.24cm" svg:y1="3.262cm" svg:x2="15.24cm" svg:y2="3.58cm">
          <text:p text:style-name="P2"/>
        </draw:line>
        <draw:frame draw:style-name="gr6" draw:text-style-name="P5" draw:layer="layout" svg:width="0.18cm" svg:height="0.635cm" svg:x="2.452cm" svg:y="3.58cm">
          <draw:text-box>
            <text:p text:style-name="P4"><text:span text:style-name="T4">0</text:span></text:p>
          </draw:text-box>
        </draw:frame>
        <draw:frame draw:style-name="gr6" draw:text-style-name="P5" draw:layer="layout" svg:width="0.18cm" svg:height="0.635cm" svg:x="8.799cm" svg:y="3.58cm">
          <draw:text-box>
            <text:p text:style-name="P4"><text:span text:style-name="T4">5</text:span></text:p>
          </draw:text-box>
        </draw:frame>
        <draw:frame draw:style-name="gr6" draw:text-style-name="P5" draw:layer="layout" svg:width="0.358cm" svg:height="0.635cm" svg:x="14.971cm" svg:y="3.58cm">
          <draw:text-box>
            <text:p text:style-name="P4"><text:span text:style-name="T4">10</text:span></text:p>
          </draw:text-box>
        </draw:frame>
        <draw:frame draw:style-name="gr8" draw:text-style-name="P7" draw:layer="layout" svg:width="1.361cm" svg:height="0.645cm" svg:x="0.389cm" svg:y="3.052cm">
          <draw:text-box>
            <text:p text:style-name="P2"><text:span text:style-name="T5">Time:</text:span></text:p>
          </draw:text-box>
        </draw:frame>
        <draw:rect draw:style-name="gr9" draw:text-style-name="P3" draw:layer="layout" svg:width="0.635cm" svg:height="0.635cm" svg:x="2.54cm" svg:y="1.457cm">
          <text:p text:style-name="P2"/>
        </draw:rect>
        <draw:rect draw:style-name="gr10" draw:text-style-name="P3" draw:layer="layout" svg:width="0.635cm" svg:height="0.635cm" svg:x="5.597cm" svg:y="1.457cm">
          <text:p text:style-name="P2"/>
        </draw:rect>
        <draw:rect draw:style-name="gr9" draw:text-style-name="P3" draw:layer="layout" svg:width="0.635cm" svg:height="0.635cm" svg:x="8.89cm" svg:y="1.457cm">
          <text:p text:style-name="P2"/>
        </draw:rect>
        <draw:rect draw:style-name="gr10" draw:text-style-name="P3" draw:layer="layout" svg:width="0.635cm" svg:height="0.635cm" svg:x="12.1cm" svg:y="1.457cm">
          <text:p text:style-name="P2"/>
        </draw:rect>
        <draw:line draw:style-name="gr11" draw:text-style-name="P3" draw:layer="layout" svg:x1="3.175cm" svg:y1="1.775cm" svg:x2="5.08cm" svg:y2="1.775cm">
          <text:p text:style-name="P2"/>
        </draw:line>
        <draw:line draw:style-name="gr11" draw:text-style-name="P3" draw:layer="layout" svg:x1="6.276cm" svg:y1="1.775cm" svg:x2="8.181cm" svg:y2="1.775cm">
          <text:p text:style-name="P2"/>
        </draw:line>
        <draw:line draw:style-name="gr11" draw:text-style-name="P3" draw:layer="layout" svg:x1="9.577cm" svg:y1="1.775cm" svg:x2="11.482cm" svg:y2="1.775cm">
          <text:p text:style-name="P2"/>
        </draw:line>
        <draw:line draw:style-name="gr11" draw:text-style-name="P3" draw:layer="layout" svg:x1="12.778cm" svg:y1="1.775cm" svg:x2="14.683cm" svg:y2="1.775cm">
          <text:p text:style-name="P2"/>
        </draw:line>
        <draw:line draw:style-name="gr3" draw:text-style-name="P3" draw:layer="layout" svg:x1="2.542cm" svg:y1="0.57cm" svg:x2="15.24cm" svg:y2="0.57cm">
          <text:p text:style-name="P2"/>
        </draw:line>
        <draw:frame draw:style-name="gr7" draw:text-style-name="P6" draw:layer="layout" svg:width="2.14cm" svg:height="0.645cm" svg:x="0.019cm" svg:y="2.272cm">
          <draw:text-box>
            <text:p text:style-name="P2"><text:span text:style-name="T5">Response:</text:span></text:p>
          </draw:text-box>
        </draw:frame>
        <draw:g>
          <draw:ellipse draw:style-name="gr4" draw:text-style-name="P3" draw:layer="layout" svg:width="0.225cm" svg:height="0.115cm" draw:transform="skewX (0.00872664625997001) rotate (0.261101256098302) translate (10.721cm 0.523cm)">
            <text:p text:style-name="P2"/>
          </draw:ellipse>
          <draw:line draw:style-name="gr3" draw:text-style-name="P3" draw:layer="layout" svg:x1="10.735cm" svg:y1="0.561cm" svg:x2="10.734cm" svg:y2="1.09cm">
            <text:p text:style-name="P2"/>
          </draw:line>
          <draw:custom-shape draw:style-name="gr5" draw:text-style-name="P3" draw:layer="layout" svg:width="0.274cm" svg:height="0.224cm" draw:transform="rotate (1.5707963267946) translate (10.731cm 1.142cm)">
            <text:p text:style-name="P2"/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14920.698254364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rect draw:style-name="gr9" draw:text-style-name="P3" draw:layer="layout" svg:width="0.635cm" svg:height="0.635cm" svg:x="0.352cm" svg:y="7.925cm">
          <text:p text:style-name="P2"/>
        </draw:rect>
        <draw:rect draw:style-name="gr10" draw:text-style-name="P3" draw:layer="layout" svg:width="0.635cm" svg:height="0.67cm" svg:x="0.352cm" svg:y="9.895cm">
          <text:p text:style-name="P2"/>
        </draw:rect>
        <draw:g>
          <draw:ellipse draw:style-name="gr4" draw:text-style-name="P3" draw:layer="layout" svg:width="0.206cm" svg:height="0.106cm" draw:transform="rotate (0.260228591472305) translate (9.633cm 8.036cm)">
            <text:p text:style-name="P2"/>
          </draw:ellipse>
          <draw:line draw:style-name="gr3" draw:text-style-name="P3" draw:layer="layout" svg:x1="9.646cm" svg:y1="8.071cm" svg:x2="9.645cm" svg:y2="8.556cm">
            <text:p text:style-name="P2"/>
          </draw:line>
          <draw:custom-shape draw:style-name="gr5" draw:text-style-name="P3" draw:layer="layout" svg:width="0.251cm" svg:height="0.206cm" draw:transform="rotate (1.5707963267946) translate (9.642cm 8.604cm)">
            <text:p text:style-name="P2"/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14920.698254364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frame draw:style-name="gr12" draw:text-style-name="P5" draw:layer="layout" svg:width="0.204cm" svg:height="0.423cm" svg:x="9.65cm" svg:y="9.483cm">
          <draw:text-box>
            <text:p text:style-name="P4"><text:span text:style-name="T4">1</text:span></text:p>
          </draw:text-box>
        </draw:frame>
        <draw:line draw:style-name="gr13" draw:text-style-name="P3" draw:layer="layout" svg:x1="2.54cm" svg:y1="2.61cm" svg:x2="15.24cm" svg:y2="2.61cm">
          <text:p text:style-name="P2"/>
        </draw:line>
        <draw:frame draw:style-name="gr14" draw:text-style-name="P5" draw:layer="layout" svg:width="0.204cm" svg:height="0.423cm" svg:x="7.139cm" svg:y="2.453cm">
          <draw:text-box>
            <text:p text:style-name="P4"><text:span text:style-name="T4">1</text:span></text:p>
          </draw:text-box>
        </draw:frame>
        <draw:frame draw:style-name="gr14" draw:text-style-name="P5" draw:layer="layout" svg:width="0.204cm" svg:height="0.423cm" svg:x="11.238cm" svg:y="2.428cm">
          <draw:text-box>
            <text:p text:style-name="P4"><text:span text:style-name="T4">1</text:span></text:p>
          </draw:text-box>
        </draw:frame>
        <draw:g>
          <draw:ellipse draw:style-name="gr4" draw:text-style-name="P3" draw:layer="layout" svg:width="0.236cm" svg:height="0.121cm" draw:transform="rotate (2.8801423316405) translate (14.728cm 1.043cm)">
            <text:p text:style-name="P2"/>
          </draw:ellipse>
          <draw:line draw:style-name="gr3" draw:text-style-name="P3" draw:layer="layout" svg:x1="14.738cm" svg:y1="0.955cm" svg:x2="14.738cm" svg:y2="0.399cm">
            <text:p text:style-name="P2"/>
          </draw:line>
          <draw:custom-shape draw:style-name="gr5" draw:text-style-name="P3" draw:layer="layout" svg:width="0.288cm" svg:height="0.236cm" draw:transform="rotate (1.5707963267946) translate (14.738cm 0.62cm)">
            <text:p text:style-name="P2"/>
            <draw:enhanced-geometry svg:viewBox="0 0 21600 21600" draw:mirror-horizontal="true" draw:mirror-vertical="true" draw:glue-points="?f6 0 10800 ?f8 ?f11 10800 ?f9 21600 10800 ?f10 ?f5 10800" draw:text-areas="?f3 ?f3 ?f4 ?f4" draw:type="parallelogram" draw:modifiers="14920.698254364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ellipse draw:style-name="gr4" draw:text-style-name="P3" draw:layer="layout" svg:width="0.236cm" svg:height="0.121cm" draw:transform="rotate (2.8801423316405) translate (12.728cm 1.043cm)">
            <text:p text:style-name="P2"/>
          </draw:ellipse>
          <draw:line draw:style-name="gr3" draw:text-style-name="P3" draw:layer="layout" svg:x1="12.738cm" svg:y1="0.955cm" svg:x2="12.738cm" svg:y2="0.399cm">
            <text:p text:style-name="P2"/>
          </draw:line>
          <draw:custom-shape draw:style-name="gr5" draw:text-style-name="P3" draw:layer="layout" svg:width="0.288cm" svg:height="0.236cm" draw:transform="rotate (1.5707963267946) translate (12.735cm 0.62cm)">
            <text:p text:style-name="P2"/>
            <draw:enhanced-geometry svg:viewBox="0 0 21600 21600" draw:mirror-horizontal="true" draw:mirror-vertical="true" draw:glue-points="?f6 0 10800 ?f8 ?f11 10800 ?f9 21600 10800 ?f10 ?f5 10800" draw:text-areas="?f3 ?f3 ?f4 ?f4" draw:type="parallelogram" draw:modifiers="14920.698254364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ellipse draw:style-name="gr4" draw:text-style-name="P3" draw:layer="layout" svg:width="0.236cm" svg:height="0.121cm" draw:transform="rotate (2.8801423316405) translate (8.928cm 1.043cm)">
            <text:p text:style-name="P2"/>
          </draw:ellipse>
          <draw:line draw:style-name="gr3" draw:text-style-name="P3" draw:layer="layout" svg:x1="8.938cm" svg:y1="0.955cm" svg:x2="8.938cm" svg:y2="0.399cm">
            <text:p text:style-name="P2"/>
          </draw:line>
          <draw:custom-shape draw:style-name="gr5" draw:text-style-name="P3" draw:layer="layout" svg:width="0.288cm" svg:height="0.236cm" draw:transform="rotate (1.5707963267946) translate (8.935cm 0.62cm)">
            <text:p text:style-name="P2"/>
            <draw:enhanced-geometry svg:viewBox="0 0 21600 21600" draw:mirror-horizontal="true" draw:mirror-vertical="true" draw:glue-points="?f6 0 10800 ?f8 ?f11 10800 ?f9 21600 10800 ?f10 ?f5 10800" draw:text-areas="?f3 ?f3 ?f4 ?f4" draw:type="parallelogram" draw:modifiers="14920.698254364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ellipse draw:style-name="gr4" draw:text-style-name="P3" draw:layer="layout" svg:width="0.236cm" svg:height="0.121cm" draw:transform="rotate (2.8801423316405) translate (5.128cm 1.043cm)">
            <text:p text:style-name="P2"/>
          </draw:ellipse>
          <draw:line draw:style-name="gr3" draw:text-style-name="P3" draw:layer="layout" svg:x1="5.138cm" svg:y1="0.955cm" svg:x2="5.138cm" svg:y2="0.399cm">
            <text:p text:style-name="P2"/>
          </draw:line>
          <draw:custom-shape draw:style-name="gr5" draw:text-style-name="P3" draw:layer="layout" svg:width="0.288cm" svg:height="0.236cm" draw:transform="rotate (1.5707963267946) translate (5.135cm 0.62cm)">
            <text:p text:style-name="P2"/>
            <draw:enhanced-geometry svg:viewBox="0 0 21600 21600" draw:mirror-horizontal="true" draw:mirror-vertical="true" draw:glue-points="?f6 0 10800 ?f8 ?f11 10800 ?f9 21600 10800 ?f10 ?f5 10800" draw:text-areas="?f3 ?f3 ?f4 ?f4" draw:type="parallelogram" draw:modifiers="14920.698254364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ellipse draw:style-name="gr4" draw:text-style-name="P3" draw:layer="layout" svg:width="0.236cm" svg:height="0.121cm" draw:transform="rotate (2.8801423316405) translate (9.828cm 5.143cm)">
            <text:p text:style-name="P2"/>
          </draw:ellipse>
          <draw:line draw:style-name="gr3" draw:text-style-name="P3" draw:layer="layout" svg:x1="9.838cm" svg:y1="5.055cm" svg:x2="9.838cm" svg:y2="4.499cm">
            <text:p text:style-name="P2"/>
          </draw:line>
          <draw:custom-shape draw:style-name="gr5" draw:text-style-name="P3" draw:layer="layout" svg:width="0.288cm" svg:height="0.236cm" draw:transform="rotate (1.5707963267946) translate (9.835cm 4.72cm)">
            <text:p text:style-name="P2"/>
            <draw:enhanced-geometry svg:viewBox="0 0 21600 21600" draw:mirror-horizontal="true" draw:mirror-vertical="true" draw:glue-points="?f6 0 10800 ?f8 ?f11 10800 ?f9 21600 10800 ?f10 ?f5 10800" draw:text-areas="?f3 ?f3 ?f4 ?f4" draw:type="parallelogram" draw:modifiers="14920.698254364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ellipse draw:style-name="gr4" draw:text-style-name="P3" draw:layer="layout" svg:width="0.236cm" svg:height="0.121cm" draw:transform="rotate (2.8801423316405) translate (9.828cm 6.843cm)">
            <text:p text:style-name="P2"/>
          </draw:ellipse>
          <draw:line draw:style-name="gr3" draw:text-style-name="P3" draw:layer="layout" svg:x1="9.838cm" svg:y1="6.755cm" svg:x2="9.838cm" svg:y2="6.199cm">
            <text:p text:style-name="P2"/>
          </draw:line>
          <draw:custom-shape draw:style-name="gr5" draw:text-style-name="P3" draw:layer="layout" svg:width="0.288cm" svg:height="0.236cm" draw:transform="rotate (1.5707963267946) translate (9.835cm 6.42cm)">
            <text:p text:style-name="P2"/>
            <draw:enhanced-geometry svg:viewBox="0 0 21600 21600" draw:mirror-horizontal="true" draw:mirror-vertical="true" draw:glue-points="?f6 0 10800 ?f8 ?f11 10800 ?f9 21600 10800 ?f10 ?f5 10800" draw:text-areas="?f3 ?f3 ?f4 ?f4" draw:type="parallelogram" draw:modifiers="14920.698254364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ellipse draw:style-name="gr4" draw:text-style-name="P3" draw:layer="layout" svg:width="0.236cm" svg:height="0.121cm" draw:transform="rotate (2.8801423316405) translate (3.328cm 1.043cm)">
            <text:p text:style-name="P2"/>
          </draw:ellipse>
          <draw:line draw:style-name="gr3" draw:text-style-name="P3" draw:layer="layout" svg:x1="3.338cm" svg:y1="0.955cm" svg:x2="3.338cm" svg:y2="0.399cm">
            <text:p text:style-name="P2"/>
          </draw:line>
          <draw:custom-shape draw:style-name="gr5" draw:text-style-name="P3" draw:layer="layout" svg:width="0.288cm" svg:height="0.236cm" draw:transform="rotate (1.5707963267946) translate (3.335cm 0.62cm)">
            <text:p text:style-name="P2"/>
            <draw:enhanced-geometry svg:viewBox="0 0 21600 21600" draw:mirror-horizontal="true" draw:mirror-vertical="true" draw:glue-points="?f6 0 10800 ?f8 ?f11 10800 ?f9 21600 10800 ?f10 ?f5 10800" draw:text-areas="?f3 ?f3 ?f4 ?f4" draw:type="parallelogram" draw:modifiers="14920.698254364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Dimension_20_Lines" draw:display-name="Dimension Lines" svg:viewBox="0 0 836 110" svg:d="m0 0h278 278 280v36 36 38h-278-278-280v-36-3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Style_20_Arial_20_12_20_pt_20_Line_20_spacing_3a__20__20_Double2" style:display-name="Style Arial 12 pt Line spacing:  Double2" style:family="graphic">
      <style:paragraph-properties fo:margin-top="0cm" fo:margin-bottom="0.746cm" fo:line-height="200%" style:text-autospace="none"/>
      <style:text-properties fo:font-family="Arial" style:font-family-generic="swiss" style:font-pitch="variable" fo:font-size="12pt" fo:language="en" fo:country="US" style:language-asian="en" style:country-asian="US" style:font-size-complex="12pt"/>
    </style:style>
    <style:style style:name="Program_20_Listing" style:display-name="Program Listing" style:family="graphic">
      <style:paragraph-properties fo:line-height="0.388cm" style:text-autospace="none"/>
      <style:text-properties fo:font-family="'Courier New'" style:font-family-generic="modern" style:font-pitch="fixed" fo:font-size="8pt" fo:language="en" fo:country="US" style:language-asian="en" style:country-asian="US" style:font-size-complex="12pt"/>
    </style:style>
  </office:styles>
  <office:automatic-styles>
    <style:page-layout style:name="PM0">
      <style:page-layout-properties fo:margin-top="0cm" fo:margin-bottom="0cm" fo:margin-left="0cm" fo:margin-right="0cm" fo:page-width="16.51cm" fo:page-height="11.43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10-04T11:01:42</meta:creation-date>
    <dc:date>2008-04-25T13:50:48</dc:date>
    <dc:language>en-US</dc:language>
    <meta:editing-cycles>23</meta:editing-cycles>
    <meta:editing-duration>PT3H24M33S</meta:editing-duration>
    <meta:user-defined meta:name="Info 1"/>
    <meta:user-defined meta:name="Info 2"/>
    <meta:user-defined meta:name="Info 3"/>
    <meta:user-defined meta:name="Info 4"/>
    <meta:document-statistic meta:object-count="80"/>
  </office:meta>
</office:document-meta>
</file>